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9">
      <style:paragraph-properties fo:margin-top="0cm" fo:margin-bottom="0cm" style:contextual-spacing="true" fo:line-height="100%" fo:text-align="justify" style:justify-single-word="false"/>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justify" style:justify-single-word="false" fo:text-indent="1cm" style:auto-text-indent="false"/>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paragraph-properties fo:margin-top="0cm" fo:margin-bottom="0cm" style:contextual-spacing="false" fo:line-height="100%" fo:text-align="justify"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fo:text-align="justify" style:justify-single-word="false" fo:text-indent="0.501cm" style:auto-text-indent="false"/>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9" style:family="paragraph" style:parent-style-name="Standard">
      <style:paragraph-properties fo:margin-top="0cm" fo:margin-bottom="0cm" style:contextual-spacing="false" fo:line-height="100%" fo:text-align="justify" style:justify-single-word="false" fo:text-indent="1cm" style:auto-text-indent="false"/>
      <style:text-properties style:font-name="Times New Roman" fo:font-size="14pt" style:font-size-asian="14pt" style:font-name-complex="Times New Roman1" style:font-size-complex="14pt"/>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font-name-asian="Times New Roman1" style:font-size-asian="14pt" style:language-asian="ru" style:country-asian="RU"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4pt" fo:language="ru" fo:country="RU" style:font-size-asian="14pt" style:font-name-complex="Times New Roman1" style:font-size-complex="14pt"/>
    </style:style>
    <style:style style:name="T6" style:family="text">
      <style:text-properties style:text-position="super 58%" style:font-name="Times New Roman" fo:font-size="14pt"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ЗВІТ </text:span><text:span text:style-name="T1"/></text:p>
      <text:p text:style-name="P2" loext:marker-style-name="T1"><text:span text:style-name="T1">СТАРОСТИ ЛАНОВЕЦЬКОЇ МІСЬКОЇ РАДИ В СКЛАДІ СІЛ</text:span><text:span text:style-name="T1"/></text:p>
      <text:p text:style-name="P2" loext:marker-style-name="T1"><text:span text:style-name="T1"><text:s/>БІЛОЗІРКА, МОСКАЛІВКА, ПЛИСКА, ШУШКІВЦІ ЗА 2025 РІК</text:span><text:span text:style-name="T1"/></text:p>
      <text:p text:style-name="P8" loext:marker-style-name="T1"/>
      <text:p text:style-name="P3" loext:marker-style-name="T2"><text:span text:style-name="T2">Виконуючи вимоги статті 54</text:span><text:span text:style-name="T6">1</text:span><text:span text:style-name="T2"> Закону України «Про місцеве самоврядування в Україні», Положення про старосту Лановецької міської ради, затвердженим рішенням міської ради від 18 грудня 2020 року № 27, звітую про свою роботу на посаді старости Лановецької міської ради – сіл Білозірка, Москалівка, Плиска, Шушківці за 2025 рік.</text:span></text:p>
      <text:p text:style-name="P3" loext:marker-style-name="T2"><text:span text:style-name="T2">Виконання своїх повноважень розпочав 01 січня 2021 року на підставі рішення міської ради від 03 грудня 2020 року №10 «Про затвердження старости».</text:span><text:span text:style-name="T2"/></text:p>
      <text:p text:style-name="P3" loext:marker-style-name="T3"><text:span text:style-name="T3">На превеликий жаль, 2025 рік був дуже важким для нас, адже всі ми  знаємо, що  найболючішою темою в нашій країні є збройна агресія російської федерації проти нашої держави. І триває вона майже чотири роки. Проте життя продовжується, і в кожного й кожної з нас, є потреба у вирішенні економічних й адміністративних питань. Тому мною виконувалась робота згідно з посадовими обов’язками. Діяльність старостинського округу здійснювалась відкрито та в інтересах громади. У межах наданих повноважень проводилася робота над вирішенням актуальних питань жителів. </text:span><text:span text:style-name="T3"/></text:p>
      <text:p text:style-name="P3" loext:marker-style-name="T2"><text:span text:style-name="T2">До складу старостинського округу належить чотири села – Білозірка, Москалівка, Плиска, Шушківці, площа, якого складає 7 586 га.</text:span> <text:span text:style-name="T2">Загальна кількість населення 1446 осіб (за 2025 рік народилося 2 дітей, померло 25 осіб), домогосподарств – 823.</text:span></text:p>
      <text:p text:style-name="P3" loext:marker-style-name="T2"><text:span text:style-name="T2">На території старостинського округу розташовано 2 бюджетні установи:</text:span><text:span text:style-name="T2"/></text:p>
      <text:p text:style-name="P3" loext:marker-style-name="T2"><text:span text:style-name="T2">1) Білозірський заклад загальної середньої освіти І-ІІІ ступенів з дошкільним структурним підрозділом (117 учнів, 12 вихованців);</text:span><text:span text:style-name="T2"/></text:p>
      <text:p text:style-name="P3" loext:marker-style-name="T2"><text:span text:style-name="T2">2) амбулаторія загальної практики сімейної медицини с. Білозірка.</text:span><text:span text:style-name="T2"/></text:p>
      <text:p text:style-name="P3" loext:marker-style-name="T2"><text:span text:style-name="T2">За посадою я є членом виконавчого комітету Лановецької міської ради, представляю інтереси жителів округу сіл Білозірка, Москалівка, Плиска, Шушківці. Беру участь в усіх заходах, які проводяться міською радою, <text:s/>засіданнях сесій, комісій, виконавчого комітету, організованих навчаннях.</text:span><text:span text:style-name="T2"/></text:p>
      <text:p text:style-name="P3" loext:marker-style-name="T2"><text:span text:style-name="T2">В окрузі проживає така кількість категорій громадян:</text:span><text:span text:style-name="T2"/></text:p>
      <text:p text:style-name="P4" loext:marker-style-name="T2"><text:span text:style-name="T2">13 багатодітних сімей, у яких виховуються – 48 дітей;</text:span><text:span text:style-name="T2"/></text:p>
      <text:p text:style-name="P4" loext:marker-style-name="T2"><text:span text:style-name="T2">12 одиноких громадян;</text:span><text:span text:style-name="T2"/></text:p>
      <text:p text:style-name="P4" loext:marker-style-name="T2"><text:span text:style-name="T2">54 учасники АТО та УБД.</text:span><text:span text:style-name="T2"/></text:p>
      <text:p text:style-name="P3" loext:marker-style-name="T2"><text:span text:style-name="T2">Веду облік пільгових категорій громадян, які проживають на території округу. На обслуговуванні комунальної установи «Лановецький територіальний центр надання соціальних послуг» Кременецького району Тернопільської області перебуває <text:s/>6 осіб.</text:span><text:span text:style-name="T2"/></text:p>
      <text:p text:style-name="P3" loext:marker-style-name="T2"><text:span text:style-name="T2">За звітний період надано 1179 послуг:</text:span><text:span text:style-name="T2"/></text:p>
      <text:p text:style-name="P4" loext:marker-style-name="T2"><text:span text:style-name="T2">1) 45 – послуг реєстрації/зняття з реєстрації місця проживання;</text:span><text:span text:style-name="T2"/></text:p>
      <text:p text:style-name="P4" loext:marker-style-name="T2"><text:span text:style-name="T2">2) 38 – послуг землевпорядкування та архітектури;</text:span><text:span text:style-name="T2"/></text:p>
      <text:p text:style-name="P4" loext:marker-style-name="T2"><text:span text:style-name="T2">3) 32 – нотаріальні дії;</text:span><text:span text:style-name="T3"> здійснено державну реєстрацію 24 посвідчених заповітів у Спадковому реєстрі, про що отримано витяги з Тернопільської <text:s/>регіональної філії ДП «Національні інформаційні системи»;</text:span></text:p>
      <text:p text:style-name="P4" loext:marker-style-name="T2"><text:span text:style-name="T2">4) 271 – послуга соціального характеру;</text:span><text:span text:style-name="T2"/></text:p>
      <text:p text:style-name="P4" loext:marker-style-name="T2"><text:span text:style-name="T2">5)</text:span><text:span text:style-name="T4"> </text:span><text:span text:style-name="T2">248 – витягів про зареєстрованих у приміщеннях/будинку осіб, <text:s text:c="24"/>довідок-характеристик, довідок про реєстрацію місця проживання;</text:span></text:p>
      <text:p text:style-name="P4" loext:marker-style-name="T2"><text:span text:style-name="T2">6) 96 – довідок із земельних питань;</text:span><text:span text:style-name="T2"/></text:p>
      <text:p text:style-name="P4" loext:marker-style-name="T2"><text:span text:style-name="T2">7) 15 – довідок ВПО;</text:span><text:span text:style-name="T2"/></text:p>
      <text:p text:style-name="P4" loext:marker-style-name="T2"><text:soft-page-break/><text:span text:style-name="T2">8) 150 – послуг, спрямованих на коригування адреси домогосподарств, надання одноразових матеріальних допомог, видалення зелених насаджень, видачу дозволу на порушення об’єкта благоустрою, соціально-правовий захист дітей та ін.</text:span><text:span text:style-name="T2"/></text:p>
      <text:p text:style-name="P3" loext:marker-style-name="T2"><text:span text:style-name="T2">Проводив обстеження умов проживання громадян та складав акти обстеження для відповідних служб.</text:span><text:span text:style-name="T2"/></text:p>
      <text:p text:style-name="P3" loext:marker-style-name="T2"><text:span text:style-name="T3">Протягом 2025 року проводилася верифікація адрес вулиць та будинків у кожному селі старостинського округу. </text:span><text:span text:style-name="T3"/></text:p>
      <text:p text:style-name="P3" loext:marker-style-name="T2"><text:span text:style-name="T2">Надавав консультації з питань цивільного захисту населення.</text:span><text:span text:style-name="T2"/></text:p>
      <text:p text:style-name="P3" loext:marker-style-name="T2"><text:span text:style-name="T3">Проводив <text:s/>військовий облік на території сіл, а саме звірку картотеки загального обліку із картотекою 2 відділу  Кременецького РТЦК та СП, підготував списки та особові справи 6 громадян 2009 р. н. для приписки до призовної дільниці, виконував розпорядження щодо оповіщення військовозобов’язаних на виконання розпоряджень РТЦК та СП, Конституції України, законів України «Про оборону України», «Про військовий обов’язок і військову службу», «Про мобілізаційну підготовку та мобілізацію». </text:span><text:span text:style-name="T2">Був присутнім на нарадах щодо цієї роботи.</text:span></text:p>
      <text:p text:style-name="P3" loext:marker-style-name="T3"><text:span text:style-name="T3">Проводив обслуговування вуличного освітлення, здійснював облік та передачу показників лічильників вуличного освітлення та встановлював час на таймерах для освітлення.</text:span><text:span text:style-name="T3"/></text:p>
      <text:p text:style-name="P3" loext:marker-style-name="T2"><text:span text:style-name="T3">З метою профілактики та виявлення правопорушень, упродовж року в тісній співпраці з правоохоронними органами забезпечено моніторинг та здійснення профілактичних рейдів сімей, члени, яких схильні до сімейного насилля, крадіжок  та ін.</text:span><text:span text:style-name="T3"/></text:p>
      <text:p text:style-name="P3" loext:marker-style-name="T2"><text:span text:style-name="T2">Прийом громадян здійснюється <text:s/>за місцем роботи в межах робочого часу та в позаробочий час щодня, окрім відсутності з причин, пов'язаних з виконанням інших функцій місцевого самоврядування. На всі звернення надавались роз'яснення. Заяви, адресовані органам та посадовим особам міської ради, передавав за призначенням.</text:span><text:span text:style-name="T2"/></text:p>
      <text:p text:style-name="P3" loext:marker-style-name="T2"><text:span text:style-name="T3">У всіх населених пунктах  облаштовано вуличне освітлення. Протягом року проводився  ремонт  вуличного  освітлення  в  усіх селах старостату,   а також  замінено 25  ламп  вуличного освітлення.  </text:span><text:span text:style-name="T3"/></text:p>
      <text:p text:style-name="P3" loext:marker-style-name="T2"><text:span text:style-name="T2">На території сіл працюють 9 приватних магазинів.</text:span><text:span text:style-name="T2"/></text:p>
      <text:p text:style-name="P3" loext:marker-style-name="T2"><text:span text:style-name="T2">Здійснював контроль за своєчасну сплату податків з фізичних осіб, проводив роз’яснювальну роботу щодо погашення боргів.</text:span><text:span text:style-name="T2"/></text:p>
      <text:p text:style-name="P3" loext:marker-style-name="T2"><text:span text:style-name="T2">Разом з працівниками амбулаторії та медичного пункту заготовлено та передано овочі в міську лікарню.</text:span><text:span text:style-name="T2"/></text:p>
      <text:p text:style-name="P3" loext:marker-style-name="T3"><text:span text:style-name="T3">Для ВПО проводиться  робота з поселення. У 2025  році в старостинському  окрузі залишилась проживати 41 людина різних вікових категорій, з них дітей до 18 років – 11, пенсіонерів – 9.</text:span><text:span text:style-name="T3"/></text:p>
      <text:p text:style-name="P3" loext:marker-style-name="T2"><text:span text:style-name="T3">Протягом року проводились благодійні заходи: до Дня Героїв - Білозірським ЗЗОШ І-ІІІ ст.; благодійний захід за участю працівників Лановецького будинку культури; зведений захід за участю Іванковецького, Молотківського клубів та працівників Лановецького будинку культури </text:span><text:bookmark-start text:name="_Hlk220418339"/><text:span text:style-name="T3">до Дня Незалежності України</text:span><text:bookmark-end text:name="_Hlk220418339"/><text:span text:style-name="T3">. Зібрані кошти було передано на потреби ЗСУ.</text:span><text:span text:style-name="T3"/></text:p>
      <text:p text:style-name="P3" loext:marker-style-name="T2"><text:span text:style-name="T2">За кошти місцевого бюджету було:</text:span><text:span text:style-name="T2"/></text:p>
      <text:p text:style-name="P4" loext:marker-style-name="T5"><text:span text:style-name="T2">закуплено щебінь та щебеневу суміш для проведення вуличних ремонтних робіт (313 тон);</text:span><text:span text:style-name="T3"> </text:span></text:p>
      <text:p text:style-name="P4" loext:marker-style-name="T2"><text:span text:style-name="T2">здійснено експлуатаційне утримання автомобільної дороги загального користування місцевого значення С201001 (Ланівці – Теофіполь – Москалівка) від повороту на село Молотків до Шушківці, Москалівка;</text:span><text:span text:style-name="T2"/></text:p>
      <text:p text:style-name="P4" loext:marker-style-name="T2"><text:span text:style-name="T2">проведено вуличне освітлення в селі Білозірка вул. Лиса Гора;</text:span><text:span text:style-name="T2"/></text:p>
      <text:p text:style-name="P4" loext:marker-style-name="T2"><text:span text:style-name="T2">встановлено вікна в приміщенні Клубу активного довголіття в селі Шушківці.</text:span><text:span text:style-name="T2"/></text:p>
      <text:p text:style-name="P3" loext:marker-style-name="T2"><text:span text:style-name="T2">ПСП агрофірмою «Горинь»:</text:span><text:span text:style-name="T2"/></text:p>
      <text:p text:style-name="P4" loext:marker-style-name="T2"><text:span text:style-name="T2">закуплено відсів для проведення вуличних ремонтних робіт в селі Москалівка <text:s/>по вул. Задвірна (25 тонн);</text:span><text:span text:style-name="T2"/></text:p>
      <text:p text:style-name="P4" loext:marker-style-name="T2"><text:span text:style-name="T2">надана м’ясна продукція для ЗСУ;</text:span><text:span text:style-name="T2"/></text:p>
      <text:p text:style-name="P4" loext:marker-style-name="T2"><text:span text:style-name="T2">закуплено новорічні подарунки для дітей.</text:span><text:span text:style-name="T2"/></text:p>
      <text:p text:style-name="P3" loext:marker-style-name="T2"><text:span text:style-name="T2">ТОВ «Енселко Агро»:</text:span><text:span text:style-name="T2"/></text:p>
      <text:p text:style-name="P4" loext:marker-style-name="T2"><text:span text:style-name="T2">закуплено новорічні подарунки для дітей, а також забезпечено</text:span><text:span text:style-name="T3"> подарунками дітей, які йдуть навчитися в перший клас та випускників</text:span><text:span text:style-name="T2">;</text:span></text:p>
      <text:p text:style-name="P4" loext:marker-style-name="T2"><text:span text:style-name="T2">закуплено щебінь для проведення вуличних ремонтних робіт в селі Білозірка та Шушківці (100 тон).</text:span><text:span text:style-name="T2"/></text:p>
      <text:p text:style-name="P3" loext:marker-style-name="T2"><text:soft-page-break/><text:span text:style-name="T2">ТОВ «Агро Макс Білозірка»:</text:span><text:span text:style-name="T2"/></text:p>
      <text:p text:style-name="P4" loext:marker-style-name="T2"><text:span text:style-name="T2">надано трактор для розгортання щебню в селі Білозірка.</text:span><text:span text:style-name="T2"/></text:p>
      <text:p text:style-name="P3" loext:marker-style-name="T2"><text:span text:style-name="T2">Консорціум «Імперіалбуд»:</text:span><text:span text:style-name="T2"/></text:p>
      <text:p text:style-name="P4" loext:marker-style-name="T2"><text:span text:style-name="T2">проведено грейдерування доріг в селі Білозірка, Москалівка, Шушківці, Плиска.</text:span><text:span text:style-name="T2"/></text:p>
      <text:p text:style-name="P5" loext:marker-style-name="T2"><text:span text:style-name="T2"><text:s text:c="7"/>Філія «Рідний край» ПрАТ «Зернопродукт МХП»:</text:span><text:span text:style-name="T2"/></text:p>
      <text:p text:style-name="P4" loext:marker-style-name="T2"><text:span text:style-name="T2">надано 30 000 грн для проведення ремонтних робіт в церкві села Плиска.</text:span><text:span text:style-name="T2"/></text:p>
      <text:p text:style-name="P3" loext:marker-style-name="T3"><text:span text:style-name="T3">Протягом усього часу наші жителі, хто чим може допомагає нашим військовим. Небайдужі мешканці плетуть маскувальні сітки, виготовляють окопні свічки. Організовують адресні посилки для наших  земляків на передовій. Окрема вдячність молодому поколінню, яке щороку організовує вертеп, та зібрані кошти спрямовує на ЗСУ. </text:span><text:span text:style-name="T3"/></text:p>
      <text:p text:style-name="P3" loext:marker-style-name="T3"><text:span text:style-name="T3">У боях за волю та незалежність Батьківщини віддали своє життя – 8 воїнів. Вічна пам'ять  Героям! Від імені всієї громади висловлюю щирі співчуття родинам загиблих. Ми пам’ятатимемо кожного Героя і не забудемо їхнього подвигу.</text:span><text:span text:style-name="T3"/></text:p>
      <text:p text:style-name="P3" loext:marker-style-name="T3"><text:span text:style-name="T3">Шість воїнів, визнані зниклими безвісти. Віримо й сподіваємося, що вони живі та повернуться додому. <text:s/></text:span><text:span text:style-name="T3"/></text:p>
      <text:p text:style-name="P3" loext:marker-style-name="T2"><text:span text:style-name="T2">План основних заходів на 2025 рік:</text:span><text:span text:style-name="T2"/></text:p>
      <text:list text:style-name="WWNum19">
        <text:list-item>
          <text:p text:style-name="P1" loext:marker-style-name="T2"><text:span text:style-name="T2">підтримка ЗСУ;</text:span><text:span text:style-name="T2"/></text:p>
        </text:list-item>
        <text:list-item>
          <text:p text:style-name="P1" loext:marker-style-name="T2"><text:span text:style-name="T2">робота з ВПО;</text:span><text:span text:style-name="T2"/></text:p>
        </text:list-item>
        <text:list-item>
          <text:p text:style-name="P1" loext:marker-style-name="T2"><text:span text:style-name="T2">проведення грейдерування дорожнього покриття вулиць;</text:span><text:span text:style-name="T2"/></text:p>
        </text:list-item>
        <text:list-item>
          <text:p text:style-name="P1" loext:marker-style-name="T2"><text:span text:style-name="T2">проведення вуличних ремонтних робіт;</text:span><text:span text:style-name="T2"/></text:p>
        </text:list-item>
        <text:list-item>
          <text:p text:style-name="P1" loext:marker-style-name="T2"><text:span text:style-name="T2">проведення вуличного освітлення в селі Москалівка по вул. Рудка, Крайня та частині вул. Шевченка.</text:span><text:span text:style-name="T2"/></text:p>
        </text:list-item>
      </text:list>
      <text:p text:style-name="P6" loext:marker-style-name="T2"><text:span text:style-name="T2"><text:s text:c="4"/>Вірю, що все буде втілено в життя в мирній країні.</text:span><text:span text:style-name="T2"/></text:p>
      <text:p text:style-name="P3" loext:marker-style-name="T3"><text:span text:style-name="T3">Цей звіт не лише про мою роботу особисто, а звіт про життя нашого старостинського округу, працівників нашого старостату, його жителів, які долучалися до того, щоб життя в нашій громаді стало кращим. Найважливішим у своїй роботі вважаю взаєморозуміння, співпрацю та довіру мешканців старостату, <text:s/>депутатського корпусу, керівництва громади в спільному </text:span><text:bookmark-start text:name="_Hlk220419566"/><text:span text:style-name="T3">вирішенні проблем.</text:span><text:bookmark-end text:name="_Hlk220419566"/><text:span text:style-name="T3"/></text:p>
      <text:p text:style-name="P3" loext:marker-style-name="T3"><text:span text:style-name="T3">Особливу шану висловлюю нашим захисникам – військовим, які боронять Україну на передовій. Завдяки вашій мужності та незламності ми можемо жити, працювати та будувати плани на майбутнє. У вашій честі та мужності – сила нашого народу. <text:s/>Щиро дякую також усім за <text:s/>вагому підтримку наших військових, які стоять на захисті України, усім хто долучається до збору допомоги для військових – волонтерам, підприємцям, активним громадянам. Ваш внесок неоціненний.</text:span><text:span text:style-name="T3"/></text:p>
      <text:p text:style-name="P3" loext:marker-style-name="T3"><text:span text:style-name="T3">Дякую за довіру, за підтримку і співпрацю всім жителям села та керівництву громади, всім, хто підтримує, хто дає поради, хто допомагає і словом, і ділом, тим, хто не просто критикує, а вносить пропозиції з покращення життя громади, тим, хто розуміє, що від нашого господарювання, активності в проведенні <text:s text:c="15"/>змін –  старостинський округ стане кращим.</text:span><text:span text:style-name="T3"/></text:p>
      <text:p text:style-name="P3" loext:marker-style-name="T3"><text:span text:style-name="T3">У 2026 році продовжуємо працювати передусім задля Перемоги й всіма можливими засобами наближати її та підтримувати воїнів та їхні родини, вшановувати пам’ять загиблих воїнів-Героїв. </text:span><text:span text:style-name="T3"/></text:p>
      <text:p text:style-name="P3" loext:marker-style-name="T3"><text:span text:style-name="T3">Усім бажаю здоров’я, наснаги, мирного  неба, переможного майбуття та впевненості в завтрашньому дні! </text:span><text:span text:style-name="T3"/></text:p>
      <text:p text:style-name="P3" loext:marker-style-name="T5"><text:span text:style-name="T2">Слава Україні! Слава Героям! Слава ЗСУ</text:span><text:span text:style-name="T5">!</text:span></text:p>
      <text:p text:style-name="P9" loext:marker-style-name="T2"/>
      <text:p text:style-name="P9" loext:marker-style-name="T2"/>
      <text:p text:style-name="P9" loext:marker-style-name="T2"/>
      <text:p text:style-name="P7" loext:marker-style-name="T1"><text:span text:style-name="T1">Староста <text:s text:c="86"/>Віктор ЯРЕМЧУК</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Текст_20_у_20_виносці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Текст_20_у_20_виносці_20_Знак" style:display-name="Текст у виносці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use-window-font-color="true" loext:opacity="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r-WK11</meta:initial-creator>
    <dc:creator>Вікторія Хом'як</dc:creator>
    <meta:editing-cycles>5</meta:editing-cycles>
    <meta:print-date>2026-01-14T12:25:00</meta:print-date>
    <meta:creation-date>2026-01-28T07:32:00</meta:creation-date>
    <dc:date>2026-01-28T07:41:00</dc:date>
    <meta:editing-duration>PT9M</meta:editing-duration>
    <meta:generator>LibreOffice/24.2.4.2$Linux_X86_64 LibreOffice_project/51a6219feb6075d9a4c46691dcfe0cd9c4fff3c2</meta:generator>
    <meta:document-statistic meta:table-count="0" meta:image-count="0" meta:object-count="0" meta:page-count="3" meta:paragraph-count="73" meta:word-count="1248" meta:character-count="9365" meta:non-whitespace-character-count="7995"/>
    <meta:user-defined meta:name="AppVersion">16.0000</meta:user-defined>
    <meta:user-defined meta:name="Company">diakov.net</meta:user-defined>
    <meta:template xlink:type="simple" xlink:actuate="onRequest" xlink:title="Normal.dotm" xlink:href=""/>
  </office:meta>
</office:document-meta>
</file>